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Write a program that reads a list of names and telephone numbers from a text file and inserts them into a BST tree. Once the tree has been built, present the user with a menu that allows him or her to search the list for a specified name, insert a new name, delete an existing name, or print the entire phone list. At the end of the job, write the data in the list back to the file. Test your program with at least 10 na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 PL KaitiM GB"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KaitiM GB"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AR PL KaitiM GB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5-07T01:24:24</dc:date>
    <meta:document-statistic meta:table-count="0" meta:image-count="0" meta:object-count="0" meta:page-count="1" meta:paragraph-count="1" meta:word-count="86" meta:character-count="424" meta:non-whitespace-character-count="339"/>
    <meta:generator>LibreOffice/3.5$Linux_X86_64 LibreOffice_project/350m1$Build-202</meta:generator>
  </office:meta>
</office:document-meta>
</file>